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c591bb" officeooo:paragraph-rsid="02c591bb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c340e5" officeooo:paragraph-rsid="02c340e5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bf480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6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18pt" style:text-underline-style="none" fo:font-weight="bold" officeooo:paragraph-rsid="0217cedd" style:font-size-asian="18pt" style:font-weight-asian="bold" style:font-size-complex="18pt" style:font-weight-complex="bold"/>
    </style:style>
    <style:style style:name="P51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2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4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0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19" style:family="text">
      <style:text-properties officeooo:rsid="02cccf66"/>
    </style:style>
    <style:style style:name="T20" style:family="text">
      <style:text-properties officeooo:rsid="02873e7a"/>
    </style:style>
    <style:style style:name="T21" style:family="text">
      <style:text-properties officeooo:rsid="02fc3cbb"/>
    </style:style>
    <style:style style:name="T22" style:family="text">
      <style:text-properties officeooo:rsid="02f44bbb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1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 Generalist</text:p>
        <text:p text:style-name="P20"/>
        <text:p text:style-name="P21">L<text:span text:style-name="T16">ONG TERM KERNEL </text:span><text:span text:style-name="T17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O<text:span text:style-name="T1">pen</text:span> Source Accessibility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18"/></text:p>
      </text:section>
      <text:section text:style-name="Sect2" text:name="Section1">
        <text:p text:style-name="P35"/>
        <text:p text:style-name="P36">R<text:span text:style-name="T19">esearch</text:span></text:p>
        <text:p text:style-name="P37"/>
        <text:p text:style-name="P38">KNOWLEDGE <text:span text:style-name="T20">BUILDING</text:span></text:p>
        <text:p text:style-name="P39">SOFTWARE INSTALLERS</text:p>
        <text:p text:style-name="P37"/>
        <text:p text:style-name="P35"/>
        <text:p text:style-name="P35"/>
        <text:p text:style-name="P40"><text:span text:style-name="T21">Software</text:span><text:span text:style-name="T22"> </text:span><text:span text:style-name="T19">Artist</text:span></text:p>
        <text:p text:style-name="P41"/>
        <text:p text:style-name="P42">WORKING WITH <text:s/>PLYMOUTH</text:p>
        <text:p text:style-name="P39">DEBIAN ARTWORK</text:p>
        <text:p text:style-name="P43">LINUX KERNEL CODING STANDARDS</text:p>
        <text:p text:style-name="P44"/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5"/>
            <text:p text:style-name="P45"/>
            <text:p text:style-name="P46">CERTIFICATION</text:p>
            <text:p text:style-name="P47"><text:span text:style-name="T23">Python for Everybody</text:span><text:span text:style-name="T24">,</text:span> a 5-course specialization by University of Michigan on Coursera. </text:p>
            <text:p text:style-name="P48">Specialization Certificate earned on April 12, 2016</text:p>
            <text:p text:style-name="P49"/>
            <text:p text:style-name="P49"/>
            <text:p text:style-name="P50"><text:span text:style-name="T10">E</text:span><text:span text:style-name="T25">DUCATION</text:span></text:p>
            <text:p text:style-name="P51"><text:span text:style-name="T26">S</text:span>ri Ramakrishna Engineering College,1996-2000</text:p>
            <text:p text:style-name="P52">Bachelor of <text:span text:style-name="T23">Computer Science and Engineering</text:span></text:p>
            <text:p text:style-name="P53">Bharathiar University.</text:p>
            <text:p text:style-name="P54"/>
            <text:p text:style-name="P55"/>
            <text:p text:style-name="P56">PERSONAL DETAILS</text:p>
            <text:p text:style-name="P57">DOB 31.12 1976</text:p>
            <text:p text:style-name="P57">FLAT No. 807 ,Devadeyam Elder Village</text:p>
            <text:p text:style-name="P57">Pallissery T<text:span text:style-name="T27">h</text:span>rissur. P.O Arattupuzha</text:p>
            <text:p text:style-name="P57">V<text:span text:style-name="T27">allachira</text:span>, K<text:span text:style-name="T27">erala. </text:span><text:s/>680562. India</text:p>
            <text:p text:style-name="P57">Phone number: ‪9895580465‬</text:p>
            <text:p text:style-name="P58"/>
            <text:p text:style-name="P59"><text:s/></text:p>
            <text:p text:style-name="P60"/>
            <text:p text:style-name="P60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4:41:57.950381758</dc:date>
    <meta:editing-duration>P1DT17H37M52S</meta:editing-duration>
    <meta:editing-cycles>605</meta:editing-cycles>
    <meta:generator>LibreOffice/26.2.0.3$Linux_X86_64 LibreOffice_project/620$Build-3</meta:generator>
    <meta:print-date>2026-03-09T00:21:56.836315033</meta:print-date>
    <meta:printed-by>PDF files</meta:printed-by>
    <meta:document-statistic meta:table-count="0" meta:image-count="0" meta:object-count="0" meta:page-count="1" meta:paragraph-count="45" meta:word-count="137" meta:character-count="1088" meta:non-whitespace-character-count="930"/>
  </office:meta>
</office:document-meta>
</file>